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FD4000057F507471618.svm"/>
  <manifest:file-entry manifest:media-type="" manifest:full-path="Pictures/200000070000789D000056ECB3865BFA.svm"/>
  <manifest:file-entry manifest:media-type="" manifest:full-path="Pictures/2000000700007E33000054C17E078FAD.svm"/>
  <manifest:file-entry manifest:media-type="" manifest:full-path="Pictures/2000000700007E81000055958E1B56B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t ninja scheme</text:p>
      <text:p text:style-name="P1"/>
      <text:list xml:id="list4540203126810852181" text:style-name="L1">
        <text:list-item>
          <text:p text:style-name="P3">Load screen (Init screen)</text:p>
        </text:list-item>
        <text:list-item>
          <text:p text:style-name="P3">Menu screen</text:p>
        </text:list-item>
        <text:list-item>
          <text:p text:style-name="P3">Level screen</text:p>
        </text:list-item>
        <text:list-item>
          <text:p text:style-name="P3">Game screen</text:p>
        </text:list-item>
        <text:list-item>
          <text:p text:style-name="P3">Game over screen (lose)</text:p>
        </text:list-item>
        <text:list-item>
          <text:p text:style-name="P3">Game over screen (win)<text:line-break/></text:p>
        </text:list-item>
      </text:list>
      <text:p text:style-name="P2"><draw:frame draw:style-name="fr1" draw:name="graphics1" text:anchor-type="paragraph" svg:width="17cm" svg:height="11.501cm" draw:z-index="0"><draw:image xlink:href="Pictures/2000000700007E81000055958E1B56B0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graphics2" text:anchor-type="paragraph" svg:width="17cm" svg:height="12.25cm" draw:z-index="1"><draw:image xlink:href="Pictures/200000070000789D000056ECB3865BFA.svm" xlink:type="simple" xlink:show="embed" xlink:actuate="onLoad"/></draw:frame></text:p>
      <text:p text:style-name="P2"/>
      <text:p text:style-name="P2">Click on 'Play' opens Level screen </text:p>
      <text:p text:style-name="P2">Click on 'Exit' exit the game</text:p>
      <text:p text:style-name="P2"/>
      <text:p text:style-name="P2">'progress %' shows global progress<text:line-break/></text:p>
      <text:p text:style-name="P2">sound checkbox enable/disable</text:p>
      <text:p text:style-name="P2">gamepad checkbox enable/disable</text:p>
      <text:p text:style-name="P2"/>
      <text:p text:style-name="P2">animation at the middle of the scre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graphics3" text:anchor-type="paragraph" svg:width="17cm" svg:height="13.37cm" draw:z-index="2"><draw:image xlink:href="Pictures/2000000700006FD4000057F507471618.svm" xlink:type="simple" xlink:show="embed" xlink:actuate="onLoad"/></draw:frame></text:p>
      <text:p text:style-name="P2">M – movie (blue color)<text:line-break/>B – boss</text:p>
      <text:p text:style-name="P2"/>
      <text:p text:style-name="P2">Orange – worst level complete (minimum scores needed)</text:p>
      <text:p text:style-name="P2">Yellow – middle level complete (middle scores needed)</text:p>
      <text:p text:style-name="P2">Green – best level complete (high scores needed)<text:line-break/></text:p>
      <text:p text:style-name="P2">Back – back to Menu screen</text:p>
      <text:p text:style-name="P2"/>
      <text:p text:style-name="P2">every boss opens new Level screen<text:line-break/></text:p>
      <text:p text:style-name="P2">navigation to new level screen by 'swap' function or by clicking on arrow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graphics4" text:anchor-type="paragraph" svg:width="17cm" svg:height="11.416cm" draw:z-index="3"><draw:image xlink:href="Pictures/2000000700007E33000054C17E078FAD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gdan Begov</meta:initial-creator>
    <meta:creation-date>2014-04-18T20:52:35.71</meta:creation-date>
    <dc:date>2014-04-21T10:47:36.74</dc:date>
    <dc:creator>Bogdan Begov</dc:creator>
    <meta:editing-duration>PT2H35M3S</meta:editing-duration>
    <meta:editing-cycles>8</meta:editing-cycles>
    <meta:generator>OpenOffice/4.0.1$Win32 OpenOffice.org_project/401m5$Build-9714</meta:generator>
    <meta:document-statistic meta:table-count="0" meta:image-count="4" meta:object-count="0" meta:page-count="4" meta:paragraph-count="20" meta:word-count="114" meta:character-count="648"/>
  </office:meta>
</office:document-meta>
</file>